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73ffb" fo:background-color="#ffffff"/>
    </style:style>
    <style:style style:name="P2" style:family="paragraph" style:parent-style-name="Standard">
      <style:text-properties officeooo:paragraph-rsid="001dafcd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reless-GUEST<text:tab/><text:tab/>1500</text:p>
      <text:p text:style-name="P2"/>
      <text:p text:style-name="P1">Administration<text:tab/><text:tab/>273</text:p>
      <text:p text:style-name="P1"/>
      <text:p text:style-name="P1">Sales<text:tab/><text:tab/><text:tab/><text:tab/>159</text:p>
      <text:p text:style-name="P1"/>
      <text:p text:style-name="P2">Support<text:tab/><text:tab/><text:tab/>137</text:p>
      <text:p text:style-name="P2"/>
      <text:p text:style-name="P2">Podiatry<text:tab/><text:tab/><text:tab/>132</text:p>
      <text:p text:style-name="P1"/>
      <text:p text:style-name="P1">Billing<text:tab/><text:tab/><text:tab/><text:tab/>94</text:p>
      <text:p text:style-name="P1"/>
      <text:p text:style-name="P1">Reception<text:tab/><text:tab/><text:tab/>76</text:p>
      <text:p text:style-name="P1"/>
      <text:p text:style-name="P1">IT<text:tab/><text:tab/><text:tab/><text:tab/>73</text:p>
      <text:p text:style-name="P1"/>
      <text:p text:style-name="P2">Wireless-Admin<text:tab/><text:tab/>57</text:p>
      <text:p text:style-name="P2"/>
      <text:p text:style-name="P2">Servers<text:tab/><text:tab/><text:tab/>53</text:p>
      <text:p text:style-name="P2"/>
      <text:p text:style-name="P2">Pediatrics<text:tab/><text:tab/><text:tab/>52</text:p>
      <text:p text:style-name="P1"/>
      <text:p text:style-name="P2">Radiology<text:tab/><text:tab/><text:tab/>42</text:p>
      <text:p text:style-name="P2"/>
      <text:p text:style-name="P2">Emergency<text:tab/><text:tab/><text:tab/>34</text:p>
      <text:p text:style-name="P1"/>
      <text:p text:style-name="P2">Receiving<text:tab/><text:tab/><text:tab/>28</text:p>
      <text:p text:style-name="P2"/>
      <text:p text:style-name="P2">Oncology<text:tab/><text:tab/><text:tab/>28</text:p>
      <text:p text:style-name="P2"/>
      <text:p text:style-name="P2">Accounting<text:tab/><text:tab/><text:tab/>22</text:p>
      <text:p text:style-name="P1"/>
      <text:p text:style-name="P1">Cardiology<text:tab/><text:tab/><text:tab/>17</text:p>
      <text:p text:style-name="P1"/>
      <text:p text:style-name="P2">Morgue<text:tab/><text:tab/><text:tab/>17</text:p>
      <text:p text:style-name="P2"/>
      <text:p text:style-name="P2">LifeFlight<text:tab/><text:tab/><text:tab/>13</text:p>
      <text:p text:style-name="P1"/>
      <text:p text:style-name="P1">Maternity<text:tab/><text:tab/><text:tab/>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04:15.904979502</meta:creation-date>
    <dc:date>2018-09-25T19:37:08.286463476</dc:date>
    <meta:editing-duration>PT18M3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40" meta:character-count="282" meta:non-whitespace-character-count="222"/>
  </office:meta>
</office:document-meta>
</file>